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Standard" style:list-style-name="L23"/>
    <style:style style:name="P44" style:family="paragraph" style:parent-style-name="Standard" style:list-style-name="L31"/>
    <style:style style:name="P45" style:family="paragraph" style:parent-style-name="Heading_20_3" style:master-page-name="">
      <style:paragraph-properties style:page-number="auto" fo:break-before="page"/>
    </style:style>
    <style:style style:name="P46" style:family="paragraph" style:parent-style-name="Heading_20_2" style:master-page-name="">
      <style:paragraph-properties style:page-number="auto" fo:break-before="page"/>
    </style:style>
    <style:style style:name="P47" style:family="paragraph" style:parent-style-name="Corps_20_de_20_texte.Paragraph" style:list-style-name="L20">
      <style:paragraph-properties fo:margin-left="1.251cm" fo:margin-right="0cm" fo:text-indent="0cm" style:auto-text-indent="false"/>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20">
      <style:paragraph-properties fo:margin-left="1.251cm" fo:margin-right="0cm" fo:text-indent="0cm" style:auto-text-indent="false"/>
    </style:style>
    <style:style style:name="P81" style:family="paragraph" style:parent-style-name="Text_20_body" style:list-style-name="L25">
      <style:paragraph-properties fo:margin-left="1.251cm" fo:margin-right="0cm" fo:text-indent="0cm" style:auto-text-indent="false"/>
    </style:style>
    <style:style style:name="P82" style:family="paragraph" style:parent-style-name="Text_20_body" style:list-style-name="L31">
      <style:paragraph-properties fo:margin-left="2.205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29.oxt&#13;Update file created : OOfword-L.update.xml&#13;&#13;23.06.2021 21:31:5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78505350"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484316548" text:style-name="L2">
        <text:list-item>
          <text:p text:style-name="P50">Version 2.1.0 :</text:p>
        </text:list-item>
      </text:list>
      <text:list xml:id="list3649496949" text:style-name="L3">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 xml:id="list213158218597659" text:continue-list="list3484316548" text:style-name="L2">
        <text:list-item>
          <text:p text:style-name="P50">Version 2.0.0 :</text:p>
        </text:list-item>
      </text:list>
      <text:list xml:id="list2760379568" text:style-name="L4">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 xml:id="list213159262389380" text:continue-list="list213158218597659" text:style-name="L2">
        <text:list-item>
          <text:p text:style-name="P50">Version 1.5.3 :</text:p>
        </text:list-item>
      </text:list>
      <text:list xml:id="list1183257674" text:style-name="L5">
        <text:list-item>
          <text:p text:style-name="P53">Help pages containing an hyperlink to an OpenOffice.org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org changes, text «notes» are now called text «comments».</text:p>
        </text:list-item>
      </text:list>
      <text:list xml:id="list213159714229267" text:continue-list="list213159262389380" text:style-name="L2">
        <text:list-item>
          <text:p text:style-name="P50">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16869631" text:style-name="L6">
        <text:list-item>
          <text:p text:style-name="P54">Basic library Standard, Module1 : your instruction inside the Sub myExtension</text:p>
        </text:list-item>
        <text:list-item>
          <text:p text:style-name="P54">Localized tooltip texts</text:p>
        </text:list-item>
        <text:list-item>
          <text:p text:style-name="P54">Localized description texts</text:p>
        </text:list-item>
        <text:list-item>
          <text:p text:style-name="P54">Localized license texts</text:p>
        </text:list-item>
        <text:list-item>
          <text:p text:style-name="P54">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755867826" text:style-name="L7">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95532899" text:style-name="L8">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26804271" text:style-name="L9">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07990322" text:style-name="L10">
        <text:list-item text:start-value="1">
          <text:p text:style-name="P58">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7"><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83544399" text:style-name="L11">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429909859" text:style-name="L12">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48004716" text:style-name="L13">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439834659" text:style-name="L14">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571768214" text:style-name="L15">
        <text:list-item>
          <text:p text:style-name="P63">Arg1 : <text:span text:style-name="InstructionMacro">String</text:span> : mandatory, type of control used for the button</text:p>
        </text:list-item>
      </text:list>
      <text:list xml:id="list1405710441" text:style-name="L16">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53532215" text:style-name="L17">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01854383" text:style-name="L18">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62800580" text:style-name="L19">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468033890" text:style-name="L20">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502067024"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Arg1 : <text:span text:style-name="InstructionMacro">String</text:span> : mandatory ; property name</text:p>
        </text:list-item>
        <text:list-item>
          <text:p text:style-name="P69"><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34718254"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53198958" text:style-name="L23">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03188882"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45341967" text:style-name="L25">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033030704" text:style-name="L26">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572183384" text:style-name="L27">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ext:soft-page-break/>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885688323" text:style-name="L28">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20450407" text:style-name="L29">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755091823" text:style-name="L30">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253321208" text:style-name="L31">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text:soft-page-break/>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03479599" text:style-name="L32">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14711852" text:style-name="L33">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text:soft-page-break/>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text:soft-page-break/>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text:soft-page-break/>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text:soft-page-break/>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text:soft-page-break/>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9107275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8604637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9525687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315938945594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text:soft-page-break/></text:p>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7439608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3472177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9764491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3159379626479" text:continue-list="list19107275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3160541468901" text:continue-list="list21315938945594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213160031777393" text:continue-list="list21315937962647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3159472356460" text:continue-list="list21316003177739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213160365240152" text:continue-list="list149764491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3159238027685" text:continue-list="list213160541468901"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316048680791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315888671143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213158605110678" text:continue-list="list21315947235646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213160489482306" text:continue-list="list237439608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3159454414677" text:continue-list="list21315860511067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21315876757783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315974198433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213159134079533" text:continue-list="list21316036524015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3159076705821" text:continue-list="list21315888671143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316046703082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315993188820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213159688026125" text:continue-list="list21315974198433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213159621699089" text:continue-list="list21316048948230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3159789639837" text:continue-list="list213159688026125"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21316045167765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29")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Python", "./")
  'useLibrary("Basic", "UiBridge1/")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addSeparator
	    '--------------------------------
	    beginCommand
	      beginTitles("Writer")
	        setTitle("Update all first word", "en")
	        setTitle("Обновить врезки с первым словом", "ru")
	      endTitles
	      setURL("Python", "insfw.py", "update_all")
	      setImage("Images/FWUpd")
	    endCommand
	    '--------------------------------
	    beginCommand
	      beginTitles("Writer")
	        setTitle("Update first word on current page", "en")
	        setTitle("Обновить врезку с первым словом на текущей странице", "ru")
	      endTitles
	      setURL("Python", "insfw.py", "update_current_frame")
	      setImage("Images/FWUpdCurr")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Delete frame on current pagge", "en")
	        setTitle("Удалить врезку на текущей странице", "ru")
	      endTitles
	      setURL("Python", "insfw.py", "delete_current_frame")
	      setImage("Images/FWDel")
	    endCommand
	    '--------------------------------
		addSeparator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addSeparator
	'--------------------------------
    beginButton
      beginTitles("Writer")
        setTitle("Update all first word", "en")
        setTitle("Обновить врезки с первым словом", "ru")
      endTitles
      setURL("Python", "insfw.py", "update_all")
    endButton
	'--------------------------------
    beginButton
	  beginTitles("Writer")
	    setTitle("Update first word on current page", "en")
	    setTitle("Обновить врезку с первым словом на текущей странице", "ru")
	  endTitles
	  setURL("Python", "insfw.py", "update_current_frame")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Delete frame on current pagge", "en")
        setTitle("Удалить врезку на текущей странице", "ru")
      endTitles
      setURL("Python", "insfw.py", "delete_current_frame")
    endButton
	'--------------------------------
	addSeparator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